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334cm" style:rel-column-width="1890*"/>
    </style:style>
    <style:style style:name="Tabelle1.B" style:family="table-column">
      <style:table-column-properties style:column-width="4.842cm" style:rel-column-width="2745*"/>
    </style:style>
    <style:style style:name="Tabelle1.C" style:family="table-column">
      <style:table-column-properties style:column-width="8.823cm" style:rel-column-width="500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Analyse Use Case 4</text:span></text:h>
      <text:h text:style-name="Heading_20_4" text:outline-level="4">Fehlerkorrektur bei Eintragung eines Consents: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Feldname</text:p>
          </table:table-cell>
          <table:table-cell table:style-name="Tabelle1.A1" office:value-type="string">
            <text:p text:style-name="P4">Fehleintrag</text:p>
          </table:table-cell>
          <table:table-cell table:style-name="Tabelle1.C1" office:value-type="string">
            <text:p text:style-name="P4">Vorschlag</text:p>
          </table:table-cell>
        </table:table-row>
        <table:table-row>
          <table:table-cell table:style-name="Tabelle1.A2" office:value-type="string">
            <text:p text:style-name="Table_20_Contents">StartDatum</text:p>
          </table:table-cell>
          <table:table-cell table:style-name="Tabelle1.A2" office:value-type="string">
            <text:p text:style-name="Table_20_Contents">vor Heute</text:p>
          </table:table-cell>
          <table:table-cell table:style-name="Tabelle1.C2" office:value-type="string">
            <text:p text:style-name="Table_20_Contents">Warnen, durchführen</text:p>
          </table:table-cell>
        </table:table-row>
        <table:table-row>
          <table:table-cell table:style-name="Tabelle1.A2" office:value-type="string">
            <text:p text:style-name="Table_20_Contents">EndDatum</text:p>
          </table:table-cell>
          <table:table-cell table:style-name="Tabelle1.A2" office:value-type="string">
            <text:p text:style-name="Table_20_Contents">vor Heute</text:p>
          </table:table-cell>
          <table:table-cell table:style-name="Tabelle1.C2" office:value-type="string">
            <text:p text:style-name="Table_20_Contents">Warnen, nachfragen</text:p>
          </table:table-cell>
        </table:table-row>
        <table:table-row>
          <table:table-cell table:style-name="Tabelle1.A2" office:value-type="string">
            <text:p text:style-name="Table_20_Contents">Start/EndDatum</text:p>
          </table:table-cell>
          <table:table-cell table:style-name="Tabelle1.A2" office:value-type="string">
            <text:p text:style-name="Table_20_Contents">Enddatum vor startdatum</text:p>
          </table:table-cell>
          <table:table-cell table:style-name="Tabelle1.C2" office:value-type="string">
            <text:p text:style-name="Table_20_Contents">Daten tauschen, warnen, nachfragen</text:p>
          </table:table-cell>
        </table:table-row>
        <table:table-row>
          <table:table-cell table:style-name="Tabelle1.A2" office:value-type="string">
            <text:p text:style-name="Table_20_Contents">*</text:p>
          </table:table-cell>
          <table:table-cell table:style-name="Tabelle1.A2" office:value-type="string">
            <text:p text:style-name="Table_20_Contents">Ein Feld nicht gewählt</text:p>
          </table:table-cell>
          <table:table-cell table:style-name="Tabelle1.C2" office:value-type="string">
            <text:p text:style-name="Table_20_Contents">Warnen, ausgefüllte Felder erhalten, User muss nachbessern</text:p>
          </table:table-cell>
        </table:table-row>
      </table:table>
      <text:p text:style-name="Text_20_body"/>
      <text:h text:style-name="Heading_20_4" text:outline-level="4">Vorschlag des Ablaufs:</text:h>
      <text:list xml:id="list28418419" text:style-name="L1">
        <text:list-item>
          <text:p text:style-name="P1">Eingabefeld für Consents, ist gleichzeitig auch Voranzeige für Consents. Eingabe führt zu...</text:p>
        </text:list-item>
        <text:list-item>
          <text:p text:style-name="P1">Refresh der Anzeige, in welchem der Consent angezeigt wird. Zusätzlich werden Warnungen / Korrekturen eingeblendet, und man kann nachbessern (siehe Ticketsystem TRAC)</text:p>
        </text:list-item>
        <text:list-item>
          <text:p text:style-name="P1">Abspeichern des Consents</text:p>
        </text:list-item>
      </text:list>
      <text:h text:style-name="Heading_20_4" text:outline-level="4">Problemfelder UC4:</text:h>
      <text:list xml:id="list28488448" text:style-name="L2">
        <text:list-item>
          <text:p text:style-name="P2">Erstellen der CDA</text:p>
          <text:list>
            <text:list-item>
              <text:p text:style-name="P2">CDA erstellung ist nicht simpel, vor allem benötigen wir eine ausführliche Analyse der benötigten Felder und der Tools</text:p>
            </text:list-item>
            <text:list-item>
              <text:p text:style-name="P2">Autorenschaft: Es werden spezielle Autor-Objekte angelegt. Diese haben eine ganze Reihe von Eigenschaften (Vorname, Nachname, Titel, Suffix, Rolle, Adresse, Kontakt.....). Abklären: Wie kann dies durch das Usermanagement abgedeckt werden?</text:p>
            </text:list-item>
            <text:list-item>
              <text:p text:style-name="P2">Es gibt Tools zur automatischen erstellung von CDAs, auch im IPF, die Verwendung ist aber nicht trivial.</text:p>
            </text:list-item>
          </text:list>
        </text:list-item>
        <text:list-item>
          <text:p text:style-name="P2">ITI-41: Erste Anfrage mit "Erstelle" Charakter. Antwort von Repository muss abgefangen werden und wir müssen sinnvoll darauf reagieren, im Zweifelsfall mit Exceptions.</text:p>
          <text:list>
            <text:list-item>
              <text:p text:style-name="P2">Welche Antworten sind zu erwarten?</text:p>
            </text:list-item>
            <text:list-item>
              <text:p text:style-name="P2">Wie reagiert man auf "keine Antwort"?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8M44S</meta:editing-duration>
    <meta:editing-cycles>4</meta:editing-cycles>
    <meta:generator>LibreOffice/3.3$Win32 LibreOffice_project/330m19$Build-8</meta:generator>
    <dc:date>2011-05-31T08:45:47.35</dc:date>
    <meta:document-statistic meta:table-count="1" meta:image-count="0" meta:object-count="0" meta:page-count="1" meta:paragraph-count="29" meta:word-count="194" meta:character-count="1367"/>
    <meta:user-defined meta:name="Info 1"/>
    <meta:user-defined meta:name="Info 2"/>
    <meta:user-defined meta:name="Info 3"/>
    <meta:user-defined meta:name="Info 4"/>
  </office:meta>
</office:document-meta>
</file>